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3.538cm" fo:margin-left="0.713cm" fo:margin-right="2.75cm" table:align="margins"/>
    </style:style>
    <style:style style:name="Tabela1.A" style:family="table-column">
      <style:table-column-properties style:column-width="2.602cm" style:rel-column-width="1475*"/>
    </style:style>
    <style:style style:name="Tabela1.B" style:family="table-column">
      <style:table-column-properties style:column-width="8.754cm" style:rel-column-width="4963*"/>
    </style:style>
    <style:style style:name="Tabela1.C" style:family="table-column">
      <style:table-column-properties style:column-width="2.182cm" style:rel-column-width="1237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is Pilota</text:p>
      <text:p text:style-name="P1"/>
      <text:p text:style-name="P2"/>
      <text:p text:style-name="P2">Opis stanów działania pilota</text:p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8">Stan</text:p>
          </table:table-cell>
          <table:table-cell table:style-name="Tabela1.A1" office:value-type="string">
            <text:p text:style-name="P8">Opis</text:p>
          </table:table-cell>
          <table:table-cell table:style-name="Tabela1.C1" office:value-type="string">
            <text:p text:style-name="P8">Pobór</text:p>
          </table:table-cell>
        </table:table-row>
        <table:table-row>
          <table:table-cell table:style-name="Tabela1.A2" office:value-type="string">
            <text:p text:style-name="P8">SLEEP</text:p>
          </table:table-cell>
          <table:table-cell table:style-name="Tabela1.A2" office:value-type="string">
            <text:p text:style-name="P8"/>
          </table:table-cell>
          <table:table-cell table:style-name="Tabela1.C2" office:value-type="string">
            <text:p text:style-name="P8">7..9 [uA]</text:p>
          </table:table-cell>
        </table:table-row>
        <table:table-row>
          <table:table-cell table:style-name="Tabela1.A2" office:value-type="string">
            <text:p text:style-name="P8">RUN</text:p>
          </table:table-cell>
          <table:table-cell table:style-name="Tabela1.A2" office:value-type="string">
            <text:p text:style-name="P8">Normalne obudzenie, przez 5[s] po naciśnięciu dowolnego klawisza.</text:p>
          </table:table-cell>
          <table:table-cell table:style-name="Tabela1.C2" office:value-type="string">
            <text:p text:style-name="P8">4.4[mA]</text:p>
          </table:table-cell>
        </table:table-row>
        <table:table-row>
          <table:table-cell table:style-name="Tabela1.A2" office:value-type="string">
            <text:p text:style-name="P8">VIEW</text:p>
          </table:table-cell>
          <table:table-cell table:style-name="Tabela1.A2" office:value-type="string">
            <text:p text:style-name="P8">Stan obudzenia z włączonym odbiornikiem – przez 60 sekund po wywołaniu funkcji prezentacji aktualnego kanału radiowego</text:p>
          </table:table-cell>
          <table:table-cell table:style-name="Tabela1.C2" office:value-type="string">
            <text:p text:style-name="P8">21[mA]</text:p>
          </table:table-cell>
        </table:table-row>
        <table:table-row>
          <table:table-cell table:style-name="Tabela1.A2" office:value-type="string">
            <text:p text:style-name="P8">SETUP</text:p>
          </table:table-cell>
          <table:table-cell table:style-name="Tabela1.A2" office:value-type="string">
            <text:p text:style-name="P8">Ustawienie radia na kanał zero. Pilot gotowy do przyjęcia rozkazu stawieniu aktualnego kanału radiowego</text:p>
          </table:table-cell>
          <table:table-cell table:style-name="Tabela1.C2" office:value-type="string">
            <text:p text:style-name="P8">22[mA]</text:p>
          </table:table-cell>
        </table:table-row>
      </table:table>
      <text:p text:style-name="P2"/>
      <text:p text:style-name="P2"/>
      <text:p text:style-name="P7">Prezentacja aktualnego kanału radiowego.</text:p>
      <text:p text:style-name="P2"/>
      <text:p text:style-name="P2">Naciskamy klawisze UP i DN przez około 2 sekundy. Po tym czasie dioda LED wyświetla sekwencję:</text:p>
      <text:list xml:id="list4970607919401127250" text:style-name="L1">
        <text:list-item>
          <text:p text:style-name="P3">Zaświeca się 3[s]</text:p>
        </text:list-item>
        <text:list-item>
          <text:p text:style-name="P3">Gaśnie na 1[s]</text:p>
        </text:list-item>
        <text:list-item>
          <text:p text:style-name="P3">Tyle razy jaki numer kanału pulsuje (100[ms] świeci, przerwa 500[ms])</text:p>
        </text:list-item>
      </text:list>
      <text:p text:style-name="P2">Przed rozpoczęciem sekwencji pilot wysyła do HOST'a paczkę danych informacyjnych nr 1.</text:p>
      <text:p text:style-name="P2">Po zakończeniu sekwencji pilot pozostaje w stanie VIEW przez 60[s].</text:p>
      <text:p text:style-name="P2">W stanie VIEW pilot może przyjąć następujące rozkazy z HOST'a</text:p>
      <text:list xml:id="list7497514536878409391" text:style-name="L2">
        <text:list-item>
          <text:p text:style-name="P4">Przesłania danych informacyjnych nr 1 i nr 2</text:p>
        </text:list-item>
        <text:list-item>
          <text:p text:style-name="P4">Skasowania licznika włączeń i <text:s/>licznika zliczającego ilość wysłanych przyciśnięć klawisza</text:p>
        </text:list-item>
        <text:list-item>
          <text:p text:style-name="P4">Rozkaz przejścia do stanu SLEEP</text:p>
        </text:list-item>
      </text:list>
      <text:p text:style-name="P2"/>
      <text:p text:style-name="P7">Zmiana aktualnego kanału radiowego</text:p>
      <text:p text:style-name="P2"/>
      <text:p text:style-name="P2">Naciskamy klawisza LF i RT przez około 2 sekundy. Po tym czasie pilot przechodzi do stanu SETUP. W tym stanie dioda LED świeci, a radio zostaje przeprogramowane na kanał zero. Pilot pozostaje w tym stanie maksymalnie przez 60[s], chyba że wcześniej otrzyma rozkaz:</text:p>
      <text:list xml:id="list122027791658563911" text:style-name="L3">
        <text:list-item>
          <text:p text:style-name="P5">Ustawienia kanału radiowego</text:p>
        </text:list-item>
        <text:list-item>
          <text:p text:style-name="P5">Przejścia do stanu SLEEP</text:p>
          <text:p text:style-name="P5"/>
        </text:list-item>
      </text:list>
      <text:p text:style-name="P2"/>
      <text:p text:style-name="P6">Programowanie pilota.</text:p>
      <text:p text:style-name="P7"/>
      <text:p text:style-name="P2">Pilot programuje się kablem STLINK-V2, program SMT32CubeProgrammer. </text:p>
      <text:p text:style-name="P2">Pierwsze wgranie programu przebiega normalnie. </text:p>
      <text:p text:style-name="P2">W sytuacji, gdy program jest już wgrany i wykonujemy upgrade należy najpierw wyprowadzić pilot ze stanu SLEEP. W stanie SLEEP interface SWD jest nieaktyw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zegorz Kania</meta:initial-creator>
    <meta:creation-date>2021-03-20T21:47:34.68</meta:creation-date>
    <meta:generator>OpenOffice/4.1.3$Win32 OpenOffice.org_project/413m1$Build-9783</meta:generator>
    <meta:document-statistic meta:table-count="1" meta:image-count="0" meta:object-count="0" meta:page-count="1" meta:paragraph-count="35" meta:word-count="245" meta:character-count="1647"/>
    <dc:date>2021-03-20T22:16:02.93</dc:date>
    <dc:creator>Grzegorz Kania</dc:creator>
    <meta:editing-duration>PT28M28S</meta:editing-duration>
    <meta:editing-cycles>1</meta:editing-cycles>
  </office:meta>
</office:document-meta>
</file>